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ingEntityResolver.LoggingEntityResolver( Entit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EntityResolver.get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EntityResolver.resolveEntity( String public_id , String system_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